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tionKey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Key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Key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Key.compareTo( java . text . CollationKe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Key.Col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Key.getSourc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